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2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Lucida Sans" fo:text-shadow="1pt 1pt" fo:font-weight="bold" style:font-weight-asian="bold" style:font-weight-complex="bold"/>
    </style:style>
    <style:style style:name="T6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7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2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4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6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8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20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1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6.221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4">https://github.com/MartyRizey/S04-E04_atelier-oBlog_Rev-Templator/tree/24efa9089f9621538777753b7dcbafacfe5e7b63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5">index.php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6">require __DIR__.'/vendor/autoload.php';</text:span></text:p><text:p text:style-name="P4"><text:span text:style-name="T6"/></text:p><text:p text:style-name="P4"><text:span text:style-name="T6">require __DIR__.'/inc/classes/Article.php';</text:span></text:p><text:p text:style-name="P4"><text:span text:style-name="T6">require __DIR__.'/inc/classes/Templator.php';</text:span></text:p><text:p text:style-name="P4"><text:span text:style-name="T6"/></text:p><text:p text:style-name="P4"><text:span text:style-name="T6">require __DIR__.'/inc/data.php';</text:span></text:p><text:p text:style-name="P4"><text:span text:style-name="T6"/></text:p><text:p text:style-name="P4"><text:span text:style-name="T6">$oTemplator = </text:span><text:span text:style-name="T7">new</text:span><text:span text:style-name="T6"> </text:span><text:span text:style-name="T8">Templator(</text:span><text:span text:style-name="T9">__DIR__.'/inc/views'</text:span><text:span text:style-name="T8">)</text:span><text:span text:style-name="T6">;</text:span></text:p><text:p text:style-name="P4"><text:span text:style-name="T6"/></text:p><text:p text:style-name="P4"><text:span text:style-name="T6">$oTemplator-&gt;</text:span><text:span text:style-name="T10">setVar(</text:span><text:span text:style-name="T6">'articles', $articlesList</text:span><text:span text:style-name="T10">)</text:span><text:span text:style-name="T6">;</text:span></text:p><text:p text:style-name="P4"><text:span text:style-name="T6">$oTemplator-&gt;</text:span><text:span text:style-name="T10">setVar(</text:span><text:span text:style-name="T6">'categories', $categoriesList</text:span><text:span text:style-name="T10">)</text:span><text:span text:style-name="T6">;</text:span></text:p><text:p text:style-name="P4"><text:span text:style-name="T6">$oTemplator-&gt;</text:span><text:span text:style-name="T10">setVar(</text:span><text:span text:style-name="T6">'authors', $authorsList</text:span><text:span text:style-name="T10">)</text:span><text:span text:style-name="T6">;</text:span></text:p><text:p text:style-name="P4"><text:span text:style-name="T6"/></text:p><text:p text:style-name="P4"><text:span text:style-name="T6">$oTemplator-&gt;display('home');</text:span></text:p></draw:text-box></draw:frame><draw:custom-shape text:anchor-type="paragraph" draw:z-index="2" draw:name="Forme1" draw:style-name="gr3" draw:text-style-name="P7" svg:width="9.071cm" svg:height="7.048cm" svg:x="7.895cm" svg:y="7.387cm"><text:p text:style-name="P4"><text:span text:style-name="T5">inc/classes/Templator.php</text:span></text:p><text:p text:style-name="P4"><text:span text:style-name="T5"/></text:p><text:p text:style-name="P4"><text:span text:style-name="T5"/></text:p><text:p text:style-name="P4"><text:span text:style-name="T5"/></text:p><text:p text:style-name="P4"><text:span text:style-name="T5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153cm" svg:y="8.386cm"><draw:text-box><text:p text:style-name="P4"><text:span text:style-name="T6">class </text:span><text:span text:style-name="T8">Templator</text:span></text:p><text:p text:style-name="P4"><text:span text:style-name="T6">{</text:span></text:p><text:p text:style-name="P4"><text:span text:style-name="T6"><text:s text:c="6"/></text:span><text:span text:style-name="T6">public</text:span><text:span text:style-name="T11"> $path</text:span><text:span text:style-name="T6">;</text:span></text:p><text:p text:style-name="P4"><text:span text:style-name="T6"><text:s text:c="6"/></text:span><text:span text:style-name="T6">Public </text:span><text:span text:style-name="T11">$varList</text:span><text:span text:style-name="T6"> ;</text:span></text:p><text:p text:style-name="P4"><text:span text:style-name="T6"/></text:p><text:p text:style-name="P4"><text:span text:style-name="T6"><text:s text:c="6"/></text:span><text:span text:style-name="T6">public function </text:span><text:span text:style-name="T7">__construct(</text:span><text:span text:style-name="T9">$path_directory</text:span><text:span text:style-name="T7">)</text:span></text:p><text:p text:style-name="P4"><text:span text:style-name="T6"><text:s text:c="6"/></text:span><text:span text:style-name="T6">{</text:span></text:p><text:p text:style-name="P4"><text:span text:style-name="T6"><text:s text:c="12"/></text:span><text:span text:style-name="T11">$this</text:span><text:span text:style-name="T6">-&gt;path = $path_directory;</text:span></text:p><text:p text:style-name="P4"><text:span text:style-name="T6"><text:s text:c="6"/></text:span><text:span text:style-name="T6">}</text:span></text:p><text:p text:style-name="P4"><text:span text:style-name="T6"/></text:p><text:p text:style-name="P4"><text:span text:style-name="T6"><text:s text:c="6"/></text:span><text:span text:style-name="T6">Public function </text:span><text:span text:style-name="T10">setVar(</text:span><text:span text:style-name="T11">$clé</text:span><text:span text:style-name="T6">, </text:span><text:span text:style-name="T11">$valeur</text:span><text:span text:style-name="T10">)</text:span></text:p><text:p text:style-name="P4"><text:span text:style-name="T6"><text:s text:c="6"/></text:span><text:span text:style-name="T6">{</text:span></text:p><text:p text:style-name="P4"><text:span text:style-name="T6"><text:tab/></text:span><text:span text:style-name="T6">$this→varList[$clé] = $valeur ;</text:span></text:p><text:p text:style-name="P4"><text:span text:style-name="T6"><text:s text:c="6"/></text:span><text:span text:style-name="T6">}</text:span></text:p><text:p text:style-name="P4"><text:span text:style-name="T6">}</text:span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9" svg:width="7.838cm" svg:height="2.029cm" svg:x="8.348cm" svg:y="1.083cm"><draw:text-box><text:p text:style-name="P4"><text:span text:style-name="T12">Inclusion des fichier nécessaires à l’exécution de index.php</text:span></text:p></draw:text-box></draw:frame><draw:line text:anchor-type="paragraph" draw:z-index="6" draw:name="Forme4" draw:style-name="gr7" draw:text-style-name="P10" svg:x1="8.349cm" svg:y1="2.249cm" svg:x2="6.479cm" svg:y2="2.249cm"><text:p/></draw:line><draw:line text:anchor-type="paragraph" draw:z-index="7" draw:name="Forme4" draw:style-name="gr8" draw:text-style-name="P10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1" svg:width="8.291cm" svg:height="3.449cm" svg:x="8.424cm" svg:y="3.533cm"><draw:text-box><text:p text:style-name="P4"><text:span text:style-name="T13">Quand on instancie un nouvel objet d’une classe, on utilise le mot-clé </text:span><text:span text:style-name="T14">new</text:span><text:span text:style-name="T13">, autoatiquement PHP créra un constructeur qui prendra la forme d’une méthode magique </text:span><text:span text:style-name="T14">__construct()</text:span><text:span text:style-name="T13">.</text:span></text:p><text:p text:style-name="P4"><text:span text:style-name="T13"/></text:p><text:p text:style-name="P4"><text:span text:style-name="T15">On utilise la classe </text:span><text:span text:style-name="T16">Templator</text:span><text:span text:style-name="T15"> pour créer un nouvel objet,</text:span></text:p><text:p text:style-name="P4"><text:span text:style-name="T15"/></text:p><text:p text:style-name="P4"><text:span text:style-name="T17">On passe en argument de l’appel de la classe un paramètre dont la valeur sera récupérée par le paramètre dans la méthode </text:span><text:span text:style-name="T18">__construct()</text:span><text:span text:style-name="T17">.</text:span></text:p><text:p text:style-name="P4"><text:span text:style-name="T17">Ici on récupére un chemin.</text:span></text:p></draw:text-box></draw:frame><draw:frame text:anchor-type="paragraph" draw:z-index="10" draw:name="Forme2" draw:style-name="gr11" draw:text-style-name="P13" svg:width="8.095cm" svg:height="4.917cm" svg:x="-0.723cm" svg:y="9.14cm"><draw:text-box><text:p text:style-name="P12"><text:span text:style-name="T19">Les valeurs des arguments seront récupérées dans les paramètres de la méthode setVar(). </text:span></text:p><text:p text:style-name="P12"><text:span text:style-name="T19"/></text:p><text:p text:style-name="P12"><text:span text:style-name="T19">La méthode </text:span><text:span text:style-name="T20">setVar($clé, $valeur)</text:span><text:span text:style-name="T19"> va permettre de stocker dans mon objet sous forme d’un tableau associatif le 1</text:span><text:span text:style-name="T21">er</text:span><text:span text:style-name="T19"> paramètre passé en argument de l’appel dans le fichier index.php, de setVar() qui correspondra à une clé et le 2iè paramètre qui correspondra à la valeur de la clé.</text:span></text:p><text:p text:style-name="P12"><text:span text:style-name="T19"/></text:p><text:p text:style-name="P12"><text:span text:style-name="T19">Les valeurs des argument récupérées dans les paramètres de la méthode, sont stockées dans le tableau </text:span><text:span text:style-name="T20">$varList</text:span><text:span text:style-name="T19"> à une certaine clé et une certaine valeur. Les valeurs sont rendues accessible dans la classe par le biai d’une propriété public qui les rend persistante.</text:span></text:p></draw:text-box></draw:frame><draw:line text:anchor-type="paragraph" draw:z-index="11" draw:name="Forme5" draw:style-name="gr12" draw:text-style-name="P14" svg:x1="-0.854cm" svg:y1="5.576cm" svg:x2="-0.521cm" svg:y2="9.024cm"><text:p/></draw:line><draw:line text:anchor-type="paragraph" draw:z-index="12" draw:name="Forme5" draw:style-name="gr12" draw:text-style-name="P14" svg:x1="7.537cm" svg:y1="11.352cm" svg:x2="8.777cm" svg:y2="12.213cm"><text:p/></draw:line><draw:custom-shape text:anchor-type="paragraph" draw:z-index="13" draw:name="Forme3" draw:style-name="gr13" draw:text-style-name="P8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4" draw:name="Forme5" draw:style-name="gr12" draw:text-style-name="P14" svg:x1="7.445cm" svg:y1="12.547cm" svg:x2="9.322cm" svg:y2="13.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2T08:45:24.926846692</dc:date>
    <meta:editing-duration>PT1H45M44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